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68cm"/>
    </style:style>
    <style:style style:name="co3" style:family="table-column">
      <style:table-column-properties fo:break-before="auto" style:column-width="7.056cm"/>
    </style:style>
    <style:style style:name="co5" style:family="table-column">
      <style:table-column-properties fo:break-before="auto" style:column-width="6.313cm"/>
    </style:style>
    <style:style style:name="co6" style:family="table-column">
      <style:table-column-properties fo:break-before="auto" style:column-width="3.7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30"/>
    <style:style style:name="ce10" style:family="table-cell" style:parent-style-name="Default" style:data-style-name="N30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9"/>
        <table:table-column table:style-name="co4" table:number-columns-repeated="2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12">
            <text:p>Configuration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配置文件文件格式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int loadConfiguration()</text:p>
          </table:table-cell>
          <table:table-cell office:value-type="string" calcext:value-type="string">
            <text:p>读取文件形式的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const string operator[](const char *) const</text:p>
          </table:table-cell>
          <table:table-cell office:value-type="string" calcext:value-type="string">
            <text:p>获取配置内容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10">
            <text:p>Util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 table:style-name="Default"/>
          <table:table-cell office:value-type="string" calcext:value-type="string">
            <text:p>getCurrentUnixTimeMs(封装gettimeofday)</text:p>
          </table:table-cell>
          <table:table-cell office:value-type="string" calcext:value-type="string">
            <text:p>获取当前的毫秒(长整数返回)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 office:value-type="string" calcext:value-type="string">
            <text:p>daemonize</text:p>
          </table:table-cell>
          <table:table-cell office:value-type="string" calcext:value-type="string">
            <text:p>守护进程化, 照抄APUE即可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14">
            <text:p>Cluster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itConfig()</text:p>
          </table:table-cell>
          <table:table-cell office:value-type="string" calcext:value-type="string">
            <text:p>读取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it()</text:p>
          </table:table-cell>
          <table:table-cell office:value-type="string" calcext:value-type="string">
            <text:p>初始化网络连接等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6" table:number-columns-repeated="3"/>
          <table:table-cell table:style-name="ce10"/>
          <table:table-cell table:style-name="ce6"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toLead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Follow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Candidat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nextCronTim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t cron()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14" calcext:value-type="date">
            <text:p>16年3月1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ClusterClient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总 <text:s text:c="2"/>1</text:p>
          </table:table-cell>
          <table:table-cell office:value-type="date" office:date-value="2016-03-16" calcext:value-type="date">
            <text:p>16年3月16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Sibling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recognizeSiblings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17" calcext:value-type="date">
            <text:p>16年3月1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onnectLostSiblings()</text:p>
          </table:table-cell>
          <table:table-cell table:number-columns-repeated="2"/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Parent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7">
            <text:p>Children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recognizeChildren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onnectLostChildren()</text:p>
          </table:table-cell>
          <table:table-cell table:number-columns-repeated="2"/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Entry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3-23" calcext:value-type="date">
            <text:p>16年3月23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PersistenceFile</text:p>
          </table:table-cell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appendEntry(const Entry &amp;)</text:p>
          </table:table-cell>
          <table:table-cell table:number-columns-repeated="3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Entry findEntry(long index)</text:p>
          </table:table-cell>
          <table:table-cell table:number-columns-repeated="3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Entry findLastEntry()</text:p>
          </table:table-cell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deleteEntryAfter(long index)</text:p>
          </table:table-cell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/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6-03-24" calcext:value-type="date">
            <text:p>16年3月2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21">
            <text:p>Command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questVote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/>
          <table:table-cell office:value-type="string" calcext:value-type="string">
            <text:p>[]</text:p>
          </table:table-cell>
          <table:table-cell/>
          <table:table-cell office:value-type="date" office:date-value="2016-03-23" calcext:value-type="date">
            <text:p>16年3月23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replyRequestVote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4" calcext:value-type="date">
            <text:p>16年3月2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ppendEntry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5" calcext:value-type="date">
            <text:p>16年3月25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/>
          <table:table-cell office:value-type="string" calcext:value-type="string">
            <text:p>[]</text:p>
          </table:table-cell>
          <table:table-cell/>
          <table:table-cell office:value-type="date" office:date-value="2016-03-28" calcext:value-type="date">
            <text:p>16年3月2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replyAppendEntry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9" calcext:value-type="date">
            <text:p>16年3月2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direct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30" calcext:value-type="date">
            <text:p>16年3月30日</text:p>
          </table:table-cell>
          <table:table-cell table:number-columns-repeated="1019"/>
        </table:table-row>
        <table:table-row table:style-name="ro3">
          <table:covered-table-cell table:style-name="Default"/>
          <table:table-cell/>
          <table:table-cell office:value-type="string" calcext:value-type="string">
            <text:p>client</text:p>
          </table:table-cell>
          <table:table-cell/>
          <table:table-cell office:value-type="date" office:date-value="2016-03-31" calcext:value-type="date">
            <text:p>16年3月31日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try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date" office:date-value="2016-04-01" calcext:value-type="date">
            <text:p>16年4月1日</text:p>
          </table:table-cell>
          <table:table-cell table:number-columns-repeated="1019"/>
        </table:table-row>
        <table:table-row table:style-name="ro3">
          <table:covered-table-cell table:style-name="Default"/>
          <table:table-cell/>
          <table:table-cell office:value-type="string" calcext:value-type="string">
            <text:p>client</text:p>
          </table:table-cell>
          <table:table-cell/>
          <table:table-cell office:value-type="date" office:date-value="2016-04-02" calcext:value-type="date">
            <text:p>16年4月2日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flushServer</text:p>
          </table:table-cell>
          <table:table-cell office:value-type="string" calcext:value-type="string">
            <text:p>[]</text:p>
          </table:table-cell>
          <table:table-cell/>
          <table:table-cell office:value-type="date" office:date-value="2016-04-03" calcext:value-type="date">
            <text:p>16年4月3日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style-name="ce7" office:value-type="string" calcext:value-type="string" table:number-columns-spanned="1" table:number-rows-spanned="3">
            <text:p>需要对识别集群机器做一改变, 根据ip端口反向查询i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covered-table-cell table:style-name="ce8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covered-table-cell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1" table:number-rows-spanned="8">
            <text:p>ProtocolStream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addDefaultComman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00／00／00</text:date>, <text:time style:data-style-name="N2" text:time-value="13:30:24.981745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4M21S</meta:editing-duration>
    <meta:editing-cycles>45</meta:editing-cycles>
    <meta:generator>LibreOffice/4.2.8.2$Linux_X86_64 LibreOffice_project/420m0$Build-2</meta:generator>
    <dc:date>2016-03-25T13:30:56.730393126</dc:date>
    <meta:document-statistic meta:table-count="3" meta:cell-count="178" meta:object-count="0"/>
    <meta:user-defined meta:name="Info 1"/>
    <meta:user-defined meta:name="Info 2"/>
    <meta:user-defined meta:name="Info 3"/>
    <meta:user-defined meta:name="Info 4"/>
  </office:meta>
</office:document-meta>
</file>